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723" officeooo:paragraph-rsid="00113723"/>
    </style:style>
    <style:style style:name="P2" style:family="paragraph" style:parent-style-name="Standard">
      <style:text-properties officeooo:rsid="00113723" officeooo:paragraph-rsid="00113723"/>
    </style:style>
    <style:style style:name="P3" style:family="paragraph" style:parent-style-name="Standard">
      <style:text-properties officeooo:rsid="00125893" officeooo:paragraph-rsid="00125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’s just a test for GitHub.</text:p>
      <text:p text:style-name="P1"/>
      <text:p text:style-name="P3">Change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2" meta:word-count="7" meta:character-count="36" meta:non-whitespace-character-count="31"/>
  </office:meta>
</office:document-meta>
</file>